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B000001B3582488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874in" svg:y="-0.7874in" svg:width="11.6902in" svg:height="6.528in" draw:z-index="0"><draw:image xlink:href="Pictures/100000010000030B000001B3582488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01:29:46.353000000</meta:creation-date>
    <meta:generator>LibreOffice/7.6.4.1$Windows_X86_64 LibreOffice_project/e19e193f88cd6c0525a17fb7a176ed8e6a3e2aa1</meta:generator>
    <meta:print-date>2025-05-30T01:32:52.630000000</meta:print-date>
    <dc:date>2025-05-30T01:33:25.456000000</dc:date>
    <meta:editing-duration>PT3M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